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es" fo:country="MX" officeooo:rsid="0018f44c" officeooo:paragraph-rsid="000eb18e" style:font-size-asian="10.5pt"/>
    </style:style>
    <style:style style:name="P2" style:family="paragraph" style:parent-style-name="Standard">
      <style:text-properties fo:language="es" fo:country="MX" officeooo:rsid="0018f44c" officeooo:paragraph-rsid="000eb18e" style:font-size-asian="10.5pt"/>
    </style:style>
    <style:style style:name="P3" style:family="paragraph" style:parent-style-name="Standard" style:list-style-name="L1">
      <style:text-properties fo:language="es" fo:country="MX" officeooo:rsid="000eb18e" officeooo:paragraph-rsid="000eb18e" style:font-size-asian="10.5pt"/>
    </style:style>
    <style:style style:name="T1" style:family="text">
      <style:text-properties fo:font-style="normal" officeooo:rsid="000eb18e" style:font-style-asian="normal" style:font-style-complex="normal"/>
    </style:style>
    <style:style style:name="T2" style:family="text">
      <style:text-properties officeooo:rsid="000eb1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nuta Daily Standup Meeting</text:p>
      <text:p text:style-name="P2"><text:span text:style-name="T2">7</text:span> mayo 2016</text:p>
      <text:p text:style-name="P2"/>
      <text:list xml:id="list2305519636308520836" text:style-name="L1">
        <text:list-item>
          <text:p text:style-name="P1">Se definió <text:span text:style-name="T1">utilizar software Jira para mantener el Product Backlog, las User Stories, y la documentación en general.</text:span></text:p>
        </text:list-item>
        <text:list-item>
          <text:p text:style-name="P1">S<text:span text:style-name="T2">e presentó código de prueba de conexión entre back-end y front-end.</text:span></text:p>
        </text:list-item>
        <text:list-item>
          <text:p text:style-name="P3">Se concretaron los puntos que se utilizarán para la DoD del proyecto en curso.</text:p>
          <text:list>
            <text:list-item>
              <text:p text:style-name="P3">10 líneas de log por cada 100 de código.</text:p>
            </text:list-item>
            <text:list-item>
              <text:p text:style-name="P3">15 líneas de prueba por cada 100 de código.</text:p>
            </text:list-item>
            <text:list-item>
              <text:p text:style-name="P3">Apego a estándares de programación.</text:p>
            </text:list-item>
            <text:list-item>
              <text:p text:style-name="P3">Uso de JavaDoc.</text:p>
            </text:list-item>
            <text:list-item>
              <text:p text:style-name="P3">3 revisiones necesarias para aprobar.</text:p>
            </text:list-item>
          </text:list>
        </text:list-item>
        <text:list-item>
          <text:p text:style-name="P3">Se discutió sobre qué gráficas se mostrarán en el producto final. El equipo de API Bitso definirá las más convenientes y levantará una propuesta.</text:p>
        </text:list-item>
        <text:list-item>
          <text:p text:style-name="P3">Se acordó el uso de GitHub como controlador de versiones, y se definió la estructura que se seguirá para el desarrollo:</text:p>
          <text:list>
            <text:list-item>
              <text:p text:style-name="P3">master</text:p>
              <text:list>
                <text:list-item>
                  <text:p text:style-name="P3">dev</text:p>
                  <text:list>
                    <text:list-item>
                      <text:p text:style-name="P3">front</text:p>
                    </text:list-item>
                    <text:list-item>
                      <text:p text:style-name="P3">back</text:p>
                    </text:list-item>
                    <text:list-item>
                      <text:p text:style-name="P3">ap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Se solicitará información sobre cómo recibir los datos de lectura del programa, para considerarlo en la implementació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20:51:16.571506262</meta:creation-date>
    <dc:date>2018-05-07T20:58:45.533173173</dc:date>
    <meta:editing-duration>PT7M29S</meta:editing-duration>
    <meta:editing-cycles>1</meta:editing-cycles>
    <meta:document-statistic meta:table-count="0" meta:image-count="0" meta:object-count="0" meta:page-count="1" meta:paragraph-count="18" meta:word-count="164" meta:character-count="891" meta:non-whitespace-character-count="761"/>
    <meta:generator>LibreOffice/5.1.6.2$Linux_X86_64 LibreOffice_project/10m0$Build-2</meta:generator>
  </office:meta>
</office:document-meta>
</file>